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8000001A0E4F3FC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31cm" svg:height="11.007cm" svg:x="6.879cm" svg:y="8.466cm">
          <draw:image xlink:href="Pictures/1000000100000128000001A0E4F3FC1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"/>
    <meta:generator>LibreOffice/25.2.7.2$Windows_X86_64 LibreOffice_project/5cbfd1ab6520636bb5f7b99185aa69bd7456825d</meta:generator>
  </office:meta>
</office:document-meta>
</file>